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6.2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015-08-25</text:p>
          </table:table-cell>
          <table:table-cell office:value-type="string" calcext:value-type="string">
            <text:p>24.238149,26.942855 If truly you seek to find your dear missing child, first calculate the fixed coefficients we've compiled #canine</text:p>
          </table:table-cell>
          <table:table-cell office:value-type="float" office:value="30.280603" calcext:value-type="float">
            <text:p>30.280603</text:p>
          </table:table-cell>
        </table:table-row>
        <table:table-row table:style-name="ro1">
          <table:table-cell office:value-type="string" calcext:value-type="string">
            <text:p>2015-08-28</text:p>
          </table:table-cell>
          <table:table-cell office:value-type="string" calcext:value-type="string">
            <text:p>We didn't want to do it, but we had no real choice, It was the only way, so sayeth our inner voice #vendetta</text:p>
          </table:table-cell>
          <table:table-cell office:value-type="float" office:value="-24.454848" calcext:value-type="float">
            <text:p>-24.454848</text:p>
          </table:table-cell>
        </table:table-row>
        <table:table-row table:style-name="ro1">
          <table:table-cell office:value-type="string" calcext:value-type="string">
            <text:p>2015-09-03</text:p>
          </table:table-cell>
          <table:table-cell office:value-type="string" calcext:value-type="string">
            <text:p>30.280603,-24.454848 Follow these clues and do not be distraught, use only a little bit of thought #wicker</text:p>
          </table:table-cell>
          <table:table-cell office:value-type="float" office:value="-22.705681" calcext:value-type="float">
            <text:p>-22.705681</text:p>
          </table:table-cell>
        </table:table-row>
        <table:table-row table:style-name="ro1">
          <table:table-cell office:value-type="string" calcext:value-type="string">
            <text:p>2015-09-09</text:p>
          </table:table-cell>
          <table:table-cell office:value-type="string" calcext:value-type="string">
            <text:p>Don't limit my mind to these words that I've written, I could not get that many words to fit in #canine</text:p>
          </table:table-cell>
          <table:table-cell office:value-type="float" office:value="28.833722" calcext:value-type="float">
            <text:p>28.833722</text:p>
          </table:table-cell>
        </table:table-row>
        <table:table-row table:style-name="ro1">
          <table:table-cell office:value-type="string" calcext:value-type="string">
            <text:p>2015-09-16</text:p>
          </table:table-cell>
          <table:table-cell office:value-type="string" calcext:value-type="string">
            <text:p>-22.705681,28.833722 Multiple meanings from these messages could be derived, but only if you pay special attention to those I've contrived #exile</text:p>
          </table:table-cell>
          <table:table-cell office:value-type="float" office:value="28.473445" calcext:value-type="float">
            <text:p>28.473445</text:p>
          </table:table-cell>
        </table:table-row>
        <table:table-row table:style-name="ro1">
          <table:table-cell office:value-type="string" calcext:value-type="string">
            <text:p>2015-09-22</text:p>
          </table:table-cell>
          <table:table-cell office:value-type="string" calcext:value-type="string">
            <text:p>Riddles can be enormously complicated, but these aren't that fiendishly calculated #ignite</text:p>
          </table:table-cell>
          <table:table-cell office:value-type="float" office:value="27.00094" calcext:value-type="float">
            <text:p>27.00094</text:p>
          </table:table-cell>
        </table:table-row>
        <table:table-row table:style-name="ro1">
          <table:table-cell office:value-type="string" calcext:value-type="string">
            <text:p>2015-09-29</text:p>
          </table:table-cell>
          <table:table-cell office:value-type="string" calcext:value-type="string">
            <text:p>28.473445,27.00094 We are all blessed with minutes, hours and days. Remember this, and you'll make the right plays #canine</text:p>
          </table:table-cell>
          <table:table-cell office:value-type="float" office:value="30.638373" calcext:value-type="float">
            <text:p>30.638373</text:p>
          </table:table-cell>
        </table:table-row>
        <table:table-row table:style-name="ro1">
          <table:table-cell office:value-type="string" calcext:value-type="string">
            <text:p>2015-10-04</text:p>
          </table:table-cell>
          <table:table-cell office:value-type="string" calcext:value-type="string">
            <text:p>Circles are round, something to think about, a six may aid you, and that's a handout #canine</text:p>
          </table:table-cell>
          <table:table-cell office:value-type="float" office:value="28.381128" calcext:value-type="float">
            <text:p>28.381128</text:p>
          </table:table-cell>
        </table:table-row>
        <table:table-row table:style-name="ro1">
          <table:table-cell office:value-type="string" calcext:value-type="string">
            <text:p>2015-10-11</text:p>
          </table:table-cell>
          <table:table-cell office:value-type="string" calcext:value-type="string">
            <text:p>30.638373,28.381128 Winning this game requires some correlation, after that, it is a simple equation #vendetta</text:p>
          </table:table-cell>
          <table:table-cell office:value-type="float" office:value="-25.984645" calcext:value-type="float">
            <text:p>-25.984645</text:p>
          </table:table-cell>
        </table:table-row>
        <table:table-row table:style-name="ro1">
          <table:table-cell office:value-type="string" calcext:value-type="string">
            <text:p>2015-10-15</text:p>
          </table:table-cell>
          <table:table-cell office:value-type="string" calcext:value-type="string">
            <text:p>We're all born with two hands, two feet, and two eyes, you only need two parameters to uncover your prize #exile</text:p>
          </table:table-cell>
          <table:table-cell office:value-type="float" office:value="28.375873" calcext:value-type="float">
            <text:p>28.375873</text:p>
          </table:table-cell>
        </table:table-row>
        <table:table-row table:style-name="ro1">
          <table:table-cell office:value-type="string" calcext:value-type="string">
            <text:p>2015-10-23</text:p>
          </table:table-cell>
          <table:table-cell office:value-type="string" calcext:value-type="string">
            <text:p>-25.984645,28.375873 All this suffering is means to our end, find the correct message and you will comprehend #vendetta</text:p>
          </table:table-cell>
          <table:table-cell office:value-type="float" office:value="-24.902404" calcext:value-type="float">
            <text:p>-24.902404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Figure this out and the game will be done, don't miss it too much, we'll have had our fun #ignite</text:p>
          </table:table-cell>
          <table:table-cell office:value-type="float" office:value="27.632648" calcext:value-type="float">
            <text:p>27.632648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string" calcext:value-type="string">
            <text:p>-24.902404,27.632648 106 92 131, these were the numbers picked by the picker, take a very careful look at the writer whose name rhymes with liquor #exile</text:p>
          </table:table-cell>
          <table:table-cell office:value-type="float" office:value="29.645472" calcext:value-type="float">
            <text:p>29.645472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string" calcext:value-type="string">
            <text:p>Please don't think us vicious or cruel, this riddle could surely be solved by a fool #wicker</text:p>
          </table:table-cell>
          <table:table-cell office:value-type="float" office:value="-22.078782" calcext:value-type="float">
            <text:p>-22.078782</text:p>
          </table:table-cell>
        </table:table-row>
        <table:table-row table:style-name="ro1">
          <table:table-cell office:value-type="string" calcext:value-type="string">
            <text:p>2015-11-18</text:p>
          </table:table-cell>
          <table:table-cell office:value-type="string" calcext:value-type="string">
            <text:p>29.645472,-22.078782 Five, four, three, two, and you expected one, forget about that, the rhyme, she's now done #canine</text:p>
          </table:table-cell>
          <table:table-cell office:value-type="float" office:value="29.647521" calcext:value-type="float">
            <text:p>29.647521</text:p>
          </table:table-cell>
        </table:table-row>
        <table:table-row table:style-name="ro1">
          <table:table-cell office:value-type="string" calcext:value-type="string">
            <text:p>2015-11-22</text:p>
          </table:table-cell>
          <table:table-cell office:value-type="string" calcext:value-type="string">
            <text:p>Additional clues on this wall abound, look at those that relate to a hound #exile</text:p>
          </table:table-cell>
          <table:table-cell office:value-type="float" office:value="28.998879" calcext:value-type="float">
            <text:p>28.998879</text:p>
          </table:table-cell>
        </table:table-row>
        <table:table-row table:style-name="ro1">
          <table:table-cell office:value-type="string" calcext:value-type="string">
            <text:p>2015-11-28</text:p>
          </table:table-cell>
          <table:table-cell office:value-type="string" calcext:value-type="string">
            <text:p>29.647521,28.998879 Hide and seek in this manner is a great lot of fun, 'tis a game we could all enjoy in the very long run #wicker</text:p>
          </table:table-cell>
          <table:table-cell office:value-type="float" office:value="-20.449581" calcext:value-type="float">
            <text:p>-20.449581</text:p>
          </table:table-cell>
        </table:table-row>
        <table:table-row table:style-name="ro1">
          <table:table-cell office:value-type="string" calcext:value-type="string">
            <text:p>2015-12-04</text:p>
          </table:table-cell>
          <table:table-cell office:value-type="string" calcext:value-type="string">
            <text:p>Count and count and count till you get bored, you will see they're found on your keyboard #canine</text:p>
          </table:table-cell>
          <table:table-cell office:value-type="float" office:value="28.382273" calcext:value-type="float">
            <text:p>28.382273</text:p>
          </table:table-cell>
        </table:table-row>
        <table:table-row table:style-name="ro1">
          <table:table-cell office:value-type="string" calcext:value-type="string">
            <text:p>2015-12-19</text:p>
          </table:table-cell>
          <table:table-cell office:value-type="string" calcext:value-type="string">
            <text:p>-20.449581,28.382273 -27; 25; 27; -23; 28, add and subtract, this is something you need, take that as a fact #exile</text:p>
          </table:table-cell>
          <table:table-cell office:value-type="float" office:value="28.73662" calcext:value-type="float">
            <text:p>28.73662</text:p>
          </table:table-cell>
        </table:table-row>
        <table:table-row table:style-name="ro1">
          <table:table-cell office:value-type="string" calcext:value-type="string">
            <text:p>2015-12-27</text:p>
          </table:table-cell>
          <table:table-cell office:value-type="string" calcext:value-type="string">
            <text:p>You are getting really, really near, forget the month and even the year #exile</text:p>
          </table:table-cell>
          <table:table-cell office:value-type="float" office:value="29.448267" calcext:value-type="float">
            <text:p>29.448267</text:p>
          </table:table-cell>
        </table:table-row>
        <table:table-row table:style-name="ro1">
          <table:table-cell office:value-type="string" calcext:value-type="string">
            <text:p>2016-01-09</text:p>
          </table:table-cell>
          <table:table-cell office:value-type="string" calcext:value-type="string">
            <text:p>28.73662,29.448267 Others haven't found me, that's sad, you wouldn't think it, with the many clues they had #vendett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Night is approaching and our game has been played, solve it as quick as you can and come to my aid #ignite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00/00/00</text:date>, <text:time style:data-style-name="N2" text:time-value="18:31:38.563210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don </meta:initial-creator>
    <meta:creation-date>2016-03-04T17:59:49.864519348</meta:creation-date>
    <dc:date>2016-03-04T18:32:31.720257845</dc:date>
    <dc:creator>Gabriel </dc:creator>
    <meta:editing-duration>PT53S</meta:editing-duration>
    <meta:editing-cycles>2</meta:editing-cycles>
    <meta:generator>LibreOffice/4.3.3.2$Linux_X86_64 LibreOffice_project/430m0$Build-2</meta:generator>
    <meta:document-statistic meta:table-count="1" meta:cell-count="66" meta:object-count="0"/>
  </office:meta>
</office:document-meta>
</file>